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65cm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marker-start-width="0.102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marker-end="Arrow" draw:marker-end-width="0.152cm" draw:textarea-vertical-align="middle"/>
    </style:style>
    <style:style style:name="gr9" style:family="graphic" style:parent-style-name="objectwithoutfill">
      <style:graphic-properties draw:stroke="dash" draw:stroke-dash="Fine_20_Dashed_20__28_var_29_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4.765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765cm"/>
    </style:style>
    <style:style style:name="P1" style:family="paragraph">
      <style:paragraph-properties fo:text-align="center"/>
    </style:style>
    <style:style style:name="P2" style:family="paragraph">
      <style:paragraph-properties fo:line-height="0.61cm"/>
    </style:style>
    <style:style style:name="P3" style:family="paragraph">
      <style:paragraph-properties fo:line-height="0.61cm"/>
      <style:text-properties fo:font-family="'DejaVu Sans Condensed'" style:font-family-generic="swiss" style:font-pitch="variable" fo:font-size="8pt" style:font-size-asian="8pt" style:font-size-complex="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'DejaVu Sans Condensed'" style:font-family-generic="swiss" style:font-pitch="variable" fo:font-size="8pt" style:font-size-asian="8pt" style:font-size-complex="8pt"/>
    </style:style>
    <style:style style:name="P6" style:family="paragraph">
      <style:paragraph-properties fo:line-height="0.66cm" fo:text-align="center">
        <style:tab-stops/>
      </style:paragraph-properties>
    </style:style>
    <style:style style:name="P7" style:family="paragraph">
      <style:paragraph-properties fo:line-height="0.66cm" fo:text-align="center">
        <style:tab-stops/>
      </style:paragraph-properties>
      <style:text-properties fo:font-family="'DejaVu Sans Condensed'" style:font-family-generic="swiss" style:font-pitch="variable"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0.635cm" fo:text-align="center">
        <style:tab-stops/>
      </style:paragraph-properties>
    </style:style>
    <style:style style:name="P10" style:family="paragraph">
      <style:paragraph-properties fo:line-height="0.635cm" fo:text-align="center">
        <style:tab-stops/>
      </style:paragraph-properties>
      <style:text-properties fo:font-family="'DejaVu Sans Condensed'" style:font-family-generic="swiss" style:font-pitch="variable" fo:font-size="8pt" style:font-size-asian="8pt" style:font-size-complex="8pt"/>
    </style:style>
    <style:style style:name="T1" style:family="text">
      <style:text-properties fo:font-family="'DejaVu Sans Condensed'" style:font-family-generic="swiss" style:font-pitch="variable"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91cm" svg:height="1.016cm" draw:transform="rotate (1.5707963267949) translate (5.399cm 6.842cm)">
          <draw:glue-point draw:id="8" svg:x="-5.009cm" svg:y="3.69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4.318cm" svg:height="2.691cm" svg:x="1cm" svg:y="3.367cm">
          <draw:text-box>
            <text:p text:style-name="P2"><text:span text:style-name="T1">START_ADDRESS</text:span></text:p>
            <text:p text:style-name="P2"><text:span text:style-name="T1">alu_out.address</text:span></text:p>
            <text:p text:style-name="P2"><text:span text:style-name="T1">IF_in.branch_address</text:span></text:p>
            <text:p text:style-name="P2"><text:span text:style-name="T1">IF_in.uncond_branch_address</text:span></text:p>
          </draw:text-box>
        </draw:frame>
        <draw:line draw:style-name="gr3" draw:text-style-name="P1" draw:layer="layout" svg:x1="3.667cm" svg:y1="4.013cm" svg:x2="5.318cm" svg:y2="4.013cm">
          <text:p/>
        </draw:line>
        <draw:line draw:style-name="gr3" draw:text-style-name="P1" draw:layer="layout" svg:x1="3.667cm" svg:y1="4.556cm" svg:x2="5.318cm" svg:y2="4.556cm">
          <text:p/>
        </draw:line>
        <draw:line draw:style-name="gr3" draw:text-style-name="P1" draw:layer="layout" svg:x1="4.175cm" svg:y1="5.137cm" svg:x2="5.318cm" svg:y2="5.137cm">
          <text:p/>
        </draw:line>
        <draw:line draw:style-name="gr3" draw:text-style-name="P1" draw:layer="layout" svg:x1="5.064cm" svg:y1="5.737cm" svg:x2="5.318cm" svg:y2="5.737cm">
          <text:p/>
        </draw:line>
        <draw:line draw:style-name="gr3" draw:text-style-name="P1" draw:layer="layout" svg:x1="6.461cm" svg:y1="4.137cm" svg:x2="7.318cm" svg:y2="4.137cm">
          <text:p/>
        </draw:line>
        <draw:line draw:style-name="gr3" draw:text-style-name="P1" draw:layer="layout" svg:x1="8.561cm" svg:y1="4.161cm" svg:x2="9.636cm" svg:y2="4.175cm">
          <draw:glue-point draw:id="4" svg:x="-1.181cm" svg:y="5cm"/>
          <text:p/>
        </draw:line>
        <draw:line draw:style-name="gr3" draw:text-style-name="P1" draw:layer="layout" svg:x1="8.62cm" svg:y1="4.81cm" svg:x2="9.636cm" svg:y2="4.81cm">
          <text:p/>
        </draw:line>
        <draw:line draw:style-name="gr3" draw:text-style-name="P1" draw:layer="layout" svg:x1="8.62cm" svg:y1="5.445cm" svg:x2="9.255cm" svg:y2="5.465cm">
          <text:p/>
        </draw:line>
        <draw:line draw:style-name="gr3" draw:text-style-name="P1" draw:layer="layout" svg:x1="5.98cm" svg:y1="6.772cm" svg:x2="5.98cm" svg:y2="6.264cm">
          <text:p/>
        </draw:line>
        <draw:frame draw:style-name="gr2" draw:text-style-name="P5" draw:layer="layout" svg:width="2.491cm" svg:height="1.571cm" svg:x="4.759cm" svg:y="6.718cm">
          <draw:text-box>
            <text:p text:style-name="P4"><text:span text:style-name="T1">reset</text:span></text:p>
            <text:p text:style-name="P4"><text:span text:style-name="T1">jump</text:span></text:p>
            <text:p text:style-name="P4"><text:span text:style-name="T1">branch</text:span></text:p>
            <text:p text:style-name="P4"><text:span text:style-name="T1">uncond_branch</text:span></text:p>
          </draw:text-box>
        </draw:frame>
        <draw:line draw:style-name="gr3" draw:text-style-name="P1" draw:layer="layout" svg:x1="6.493cm" svg:y1="4.81cm" svg:x2="7.35cm" svg:y2="4.81cm">
          <text:p/>
        </draw:line>
        <draw:line draw:style-name="gr3" draw:text-style-name="P1" draw:layer="layout" svg:x1="6.461cm" svg:y1="5.461cm" svg:x2="7.318cm" svg:y2="5.461cm">
          <text:p/>
        </draw:line>
        <draw:g>
          <draw:custom-shape draw:style-name="gr4" draw:text-style-name="P7" draw:layer="layout" svg:width="1.27cm" svg:height="3.148cm" svg:x="7.32cm" svg:y="3.54cm">
            <text:p text:style-name="P6"><text:span text:style-name="T1">pc</text:span></text:p>
            <text:p text:style-name="P6"><text:span text:style-name="T1">rdy</text:span></text:p>
            <text:p text:style-name="P6"><text:span text:style-name="T1">jum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208cm" svg:x="7.731cm" svg:y="3.5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1" xml:id="id1" draw:id="id1" draw:layer="layout" svg:width="1.905cm" svg:height="0.635cm" draw:transform="rotate (1.5707963267949) translate (3.54cm 7.985cm)">
          <text:p text:style-name="P1">+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8.874cm" svg:y1="4.175cm" svg:x2="8.874cm" svg:y2="8.62cm">
          <text:p/>
        </draw:line>
        <draw:line draw:style-name="gr7" draw:text-style-name="P1" draw:layer="layout" svg:x1="2.905cm" svg:y1="8.62cm" svg:x2="8.874cm" svg:y2="8.62cm">
          <text:p/>
        </draw:line>
        <draw:line draw:style-name="gr7" draw:text-style-name="P1" draw:layer="layout" svg:x1="2.905cm" svg:y1="7.35cm" svg:x2="2.905cm" svg:y2="8.62cm">
          <text:p/>
        </draw:line>
        <draw:line draw:style-name="gr3" draw:text-style-name="P1" draw:layer="layout" svg:x1="2.905cm" svg:y1="7.35cm" svg:x2="3.518cm" svg:y2="7.35cm">
          <text:p/>
        </draw:line>
        <draw:line draw:style-name="gr3" draw:text-style-name="P1" draw:layer="layout" svg:x1="2.397cm" svg:y1="6.715cm" svg:x2="3.518cm" svg:y2="6.709cm">
          <text:p/>
        </draw:line>
        <draw:frame draw:style-name="gr2" draw:text-style-name="P3" draw:layer="layout" svg:width="2.386cm" svg:height="0.861cm" svg:x="1cm" svg:y="6.08cm">
          <draw:text-box>
            <text:p text:style-name="P2"><text:span text:style-name="T1">pc_incr</text:span></text:p>
          </draw:text-box>
        </draw:frame>
        <draw:connector draw:style-name="gr8" draw:text-style-name="P1" draw:layer="layout" draw:line-skew="-1.135cm -2.405cm 1.772cm" svg:x1="4.175cm" svg:y1="7.034cm" svg:x2="5.399cm" svg:y2="6.333cm" draw:start-shape="id1" draw:start-glue-point="5" draw:end-shape="id2" draw:end-glue-point="8" svg:d="m4175 7034h635v-319 0-382h589" svg:viewBox="0 0 1225 702">
          <text:p/>
        </draw:connector>
        <draw:line draw:style-name="gr9" draw:text-style-name="P1" draw:layer="layout" svg:x1="11.79cm" svg:y1="1.127cm" svg:x2="11.79cm" svg:y2="10.652cm">
          <text:p/>
        </draw:line>
        <draw:frame draw:style-name="gr10" draw:layer="layout" svg:width="1.27cm" svg:height="1.27cm" svg:x="7.35cm" svg:y="1cm">
          <draw:text-box>
            <text:p>IF</text:p>
          </draw:text-box>
        </draw:frame>
        <draw:custom-shape draw:style-name="gr5" draw:text-style-name="P8" draw:layer="layout" svg:width="1.235cm" svg:height="2.54cm" svg:x="9.625cm" svg:y="3.54cm">
          <text:p text:style-name="P1"><text:span text:style-name="T2">icach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606cm" svg:y1="6.588cm" svg:x2="10.606cm" svg:y2="6.08cm">
          <text:p/>
        </draw:line>
        <draw:frame draw:style-name="gr11" draw:text-style-name="P3" draw:layer="layout" svg:width="1.711cm" svg:height="0.861cm" svg:x="9.9cm" svg:y="6.188cm">
          <draw:text-box>
            <text:p text:style-name="P2"><text:span text:style-name="T1">buf_flush</text:span></text:p>
          </draw:text-box>
        </draw:frame>
        <draw:custom-shape draw:style-name="gr5" draw:text-style-name="P8" draw:layer="layout" svg:width="1.27cm" svg:height="5.715cm" svg:x="12.43cm" svg:y="3.54cm">
          <text:p text:style-name="P1"><text:span text:style-name="T2">ibuff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6cm" svg:y1="4.175cm" svg:x2="12.43cm" svg:y2="4.203cm">
          <draw:glue-point draw:id="4" svg:x="-1.165cm" svg:y="0cm"/>
          <text:p/>
        </draw:line>
        <draw:line draw:style-name="gr3" draw:text-style-name="P1" draw:layer="layout" svg:x1="10.906cm" svg:y1="4.429cm" svg:x2="12.429cm" svg:y2="4.427cm">
          <draw:glue-point draw:id="4" svg:x="-1.157cm" svg:y="0cm"/>
          <text:p/>
        </draw:line>
        <draw:line draw:style-name="gr3" draw:text-style-name="P1" draw:layer="layout" svg:x1="10.906cm" svg:y1="5.445cm" svg:x2="12.429cm" svg:y2="5.427cm">
          <draw:glue-point draw:id="4" svg:x="-1.157cm" svg:y="0cm"/>
          <text:p/>
        </draw:line>
        <draw:line draw:style-name="gr3" draw:text-style-name="P1" draw:layer="layout" svg:x1="10.906cm" svg:y1="5.627cm" svg:x2="12.429cm" svg:y2="5.627cm">
          <draw:glue-point draw:id="4" svg:x="-1.165cm" svg:y="0cm"/>
          <text:p/>
        </draw:line>
        <draw:frame draw:style-name="gr11" draw:text-style-name="P3" draw:layer="layout" svg:width="1.711cm" svg:height="0.861cm" svg:x="10.666cm" svg:y="3.39cm">
          <draw:text-box>
            <text:p text:style-name="P2"><text:span text:style-name="T1">data</text:span></text:p>
          </draw:text-box>
        </draw:frame>
        <draw:frame draw:style-name="gr11" draw:text-style-name="P3" draw:layer="layout" svg:width="1.711cm" svg:height="0.861cm" svg:x="10.666cm" svg:y="4.59cm">
          <draw:text-box>
            <text:p text:style-name="P2"><text:span text:style-name="T1">data_rdy</text:span></text:p>
          </draw:text-box>
        </draw:frame>
        <draw:custom-shape draw:style-name="gr12" draw:text-style-name="P1" draw:layer="layout" svg:width="1.27cm" svg:height="5.715cm" svg:x="14.9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81cm" svg:height="0.229cm" svg:x="12.895cm" svg:y="3.54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27cm" svg:height="1.27cm" svg:x="12.45cm" svg:y="1cm">
          <draw:text-box>
            <text:p>ID</text:p>
          </draw:text-box>
        </draw:frame>
        <draw:line draw:style-name="gr3" draw:text-style-name="P1" draw:layer="layout" svg:x1="13.7cm" svg:y1="4.175cm" svg:x2="14.97cm" svg:y2="4.175cm">
          <draw:glue-point draw:id="4" svg:x="-1.156cm" svg:y="0cm"/>
          <text:p/>
        </draw:line>
        <draw:frame draw:style-name="gr13" draw:text-style-name="P3" draw:layer="layout" svg:width="1.711cm" svg:height="4.85cm" svg:x="13.601cm" svg:y="3.389cm">
          <draw:text-box>
            <text:p text:style-name="P2"><text:span text:style-name="T1">pc</text:span></text:p>
            <text:p text:style-name="P2"><text:span text:style-name="T1">insn_rdy</text:span></text:p>
            <text:p text:style-name="P2"><text:span text:style-name="T1">insn_len</text:span></text:p>
            <text:p text:style-name="P2"><text:span text:style-name="T1">insn</text:span></text:p>
            <text:p text:style-name="P2"><text:span text:style-name="T1">immed1</text:span></text:p>
            <text:p text:style-name="P2"><text:span text:style-name="T1">immed2</text:span></text:p>
          </draw:text-box>
        </draw:frame>
        <draw:line draw:style-name="gr3" draw:text-style-name="P1" draw:layer="layout" svg:x1="13.699cm" svg:y1="4.799cm" svg:x2="14.969cm" svg:y2="4.799cm">
          <draw:glue-point draw:id="4" svg:x="-1.156cm" svg:y="0cm"/>
          <text:p/>
        </draw:line>
        <draw:line draw:style-name="gr3" draw:text-style-name="P1" draw:layer="layout" svg:x1="13.699cm" svg:y1="5.399cm" svg:x2="14.969cm" svg:y2="5.399cm">
          <draw:glue-point draw:id="4" svg:x="-1.156cm" svg:y="0cm"/>
          <text:p/>
        </draw:line>
        <draw:line draw:style-name="gr3" draw:text-style-name="P1" draw:layer="layout" svg:x1="13.699cm" svg:y1="5.999cm" svg:x2="14.969cm" svg:y2="5.999cm">
          <draw:glue-point draw:id="4" svg:x="-1.156cm" svg:y="0cm"/>
          <text:p/>
        </draw:line>
        <draw:line draw:style-name="gr3" draw:text-style-name="P1" draw:layer="layout" svg:x1="13.699cm" svg:y1="6.599cm" svg:x2="14.969cm" svg:y2="6.599cm">
          <draw:glue-point draw:id="4" svg:x="-1.156cm" svg:y="0cm"/>
          <text:p/>
        </draw:line>
        <draw:line draw:style-name="gr3" draw:text-style-name="P1" draw:layer="layout" svg:x1="13.699cm" svg:y1="7.199cm" svg:x2="14.969cm" svg:y2="7.199cm">
          <draw:glue-point draw:id="4" svg:x="-1.156cm" svg:y="0cm"/>
          <text:p/>
        </draw:line>
        <draw:line draw:style-name="gr3" draw:text-style-name="P1" draw:layer="layout" svg:x1="15.551cm" svg:y1="9.32cm" svg:x2="15.551cm" svg:y2="9.828cm">
          <text:p/>
        </draw:line>
        <draw:frame draw:style-name="gr11" draw:text-style-name="P5" draw:layer="layout" svg:width="4.318cm" svg:height="1.571cm" svg:x="13.446cm" svg:y="9.647cm">
          <draw:text-box>
            <text:p text:style-name="P4"><text:span text:style-name="T1">next_t_reg</text:span></text:p>
            <text:p text:style-name="P4"><text:span text:style-name="T1">next_state</text:span></text:p>
            <text:p text:style-name="P4"><text:span text:style-name="T1">IF_in.uncond_branch_address</text:span></text:p>
            <text:p text:style-name="P4"><text:span text:style-name="T1">IF_in.uncond_branch</text:span></text:p>
          </draw:text-box>
        </draw:frame>
        <draw:line draw:style-name="gr9" draw:text-style-name="P1" draw:layer="layout" svg:x1="16.864cm" svg:y1="1.202cm" svg:x2="16.864cm" svg:y2="10.727cm">
          <text:p/>
        </draw:line>
        <draw:custom-shape draw:style-name="gr4" draw:text-style-name="P10" draw:layer="layout" svg:width="2.15cm" svg:height="5.717cm" svg:x="17.519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agu_cmd</text:span></text:p>
          <text:p text:style-name="P9"><text:span text:style-name="T1">alu_wb_cmd</text:span></text:p>
          <text:p text:style-name="P9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18.416cm" svg:y="3.53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524cm" svg:height="1.27cm" svg:x="17.791cm" svg:y="1cm">
          <draw:text-box>
            <text:p>ID2</text:p>
          </draw:text-box>
        </draw:frame>
        <draw:line draw:style-name="gr9" draw:text-style-name="P1" draw:layer="layout" svg:x1="21.944cm" svg:y1="1.202cm" svg:x2="21.944cm" svg:y2="10.727cm">
          <text:p/>
        </draw:line>
        <draw:custom-shape draw:style-name="gr4" draw:text-style-name="P7" draw:layer="layout" svg:width="2.15cm" svg:height="5.717cm" svg:x="22.599cm" svg:y="3.538cm">
          <text:p text:style-name="P6"><text:span text:style-name="T1">pc</text:span></text:p>
          <text:p text:style-name="P6"><text:span text:style-name="T1">alu_cmd</text:span></text:p>
          <text:p text:style-name="P6"><text:span text:style-name="T1">agu_cmd</text:span></text:p>
          <text:p text:style-name="P9"><text:span text:style-name="T1">alu_wb_cmd</text:span></text:p>
          <text:p text:style-name="P6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23.496cm" svg:y="3.53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524cm" svg:height="1.27cm" svg:x="22.871cm" svg:y="1cm">
          <draw:text-box>
            <text:p>AG</text:p>
          </draw:text-box>
        </draw:frame>
        <draw:line draw:style-name="gr9" draw:text-style-name="P1" draw:layer="layout" svg:x1="27.024cm" svg:y1="1.202cm" svg:x2="27.024cm" svg:y2="10.727cm">
          <text:p/>
        </draw:line>
        <draw:custom-shape draw:style-name="gr4" draw:text-style-name="P10" draw:layer="layout" svg:width="2.15cm" svg:height="5.717cm" svg:x="27.679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mem_cmd</text:span></text:p>
          <text:p text:style-name="P9"><text:span text:style-name="T1">alu_wb_cmd</text:span></text:p>
          <text:p text:style-name="P9"><text:span text:style-name="T1">agu_wb_cmd</text:span></text:p>
          <text:p text:style-name="P9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28.576cm" svg:y="3.53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27.67cm" svg:y="1cm">
          <draw:text-box>
            <text:p text:style-name="P1">MEM</text:p>
          </draw:text-box>
        </draw:frame>
        <draw:line draw:style-name="gr9" draw:text-style-name="P1" draw:layer="layout" svg:x1="32.115cm" svg:y1="1.202cm" svg:x2="32.115cm" svg:y2="10.727cm">
          <text:p/>
        </draw:line>
        <draw:custom-shape draw:style-name="gr4" draw:text-style-name="P10" draw:layer="layout" svg:width="2.15cm" svg:height="5.717cm" svg:x="32.77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mem_address</text:span></text:p>
          <text:p text:style-name="P9"><text:span text:style-name="T1">alu_wb_cmd</text:span></text:p>
          <text:p text:style-name="P9"><text:span text:style-name="T1">agu_wb_cmd</text:span></text:p>
          <text:p text:style-name="P9"><text:span text:style-name="T1">jump_cmd</text:span></text:p>
          <text:p text:style-name="P9"><text:span text:style-name="T1">src</text:span></text:p>
          <text:p text:style-name="P9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33.667cm" svg:y="3.53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32.761cm" svg:y="1cm">
          <draw:text-box>
            <text:p text:style-name="P1">EX</text:p>
          </draw:text-box>
        </draw:frame>
        <draw:line draw:style-name="gr9" draw:text-style-name="P1" draw:layer="layout" svg:x1="37.195cm" svg:y1="1.202cm" svg:x2="37.195cm" svg:y2="10.727cm">
          <text:p/>
        </draw:line>
        <draw:custom-shape draw:style-name="gr4" draw:text-style-name="P10" draw:layer="layout" svg:width="2.15cm" svg:height="5.717cm" svg:x="37.85cm" svg:y="3.538cm">
          <text:p text:style-name="P9"><text:span text:style-name="T1">pc</text:span></text:p>
          <text:p text:style-name="P9"><text:span text:style-name="T1"/></text:p>
          <text:p text:style-name="P9"><text:span text:style-name="T1">mem_address</text:span></text:p>
          <text:p text:style-name="P9"><text:span text:style-name="T1">alu_wb_cmd</text:span></text:p>
          <text:p text:style-name="P9"><text:span text:style-name="T1">agu_wb_cmd</text:span></text:p>
          <text:p text:style-name="P9"><text:span text:style-name="T1">mem_data</text:span></text:p>
          <text:p text:style-name="P9"><text:span text:style-name="T1">mem_byteen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38.747cm" svg:y="3.53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37.841cm" svg:y="1cm">
          <draw:text-box>
            <text:p text:style-name="P1">WB</text:p>
          </draw:text-box>
        </draw:frame>
        <draw:line draw:style-name="gr3" draw:text-style-name="P1" draw:layer="layout" svg:x1="16.24cm" svg:y1="4.175cm" svg:x2="17.51cm" svg:y2="4.175cm">
          <draw:glue-point draw:id="4" svg:x="-1.156cm" svg:y="0cm"/>
          <text:p/>
        </draw:line>
        <draw:line draw:style-name="gr3" draw:text-style-name="P1" draw:layer="layout" svg:x1="16.24cm" svg:y1="4.81cm" svg:x2="17.51cm" svg:y2="4.81cm">
          <draw:glue-point draw:id="4" svg:x="-1.156cm" svg:y="0cm"/>
          <text:p/>
        </draw:line>
        <draw:line draw:style-name="gr3" draw:text-style-name="P1" draw:layer="layout" svg:x1="16.24cm" svg:y1="5.445cm" svg:x2="17.51cm" svg:y2="5.445cm">
          <draw:glue-point draw:id="4" svg:x="-1.156cm" svg:y="0cm"/>
          <text:p/>
        </draw:line>
        <draw:line draw:style-name="gr3" draw:text-style-name="P1" draw:layer="layout" svg:x1="16.24cm" svg:y1="6.08cm" svg:x2="17.51cm" svg:y2="6.08cm">
          <draw:glue-point draw:id="4" svg:x="-1.156cm" svg:y="0cm"/>
          <text:p/>
        </draw:line>
        <draw:line draw:style-name="gr3" draw:text-style-name="P1" draw:layer="layout" svg:x1="16.24cm" svg:y1="6.715cm" svg:x2="17.51cm" svg:y2="6.715cm">
          <draw:glue-point draw:id="4" svg:x="-1.156cm" svg:y="0cm"/>
          <text:p/>
        </draw:line>
        <draw:line draw:style-name="gr3" draw:text-style-name="P1" draw:layer="layout" svg:x1="19.669cm" svg:y1="4.175cm" svg:x2="22.59cm" svg:y2="4.175cm">
          <draw:glue-point draw:id="4" svg:x="-1.156cm" svg:y="0cm"/>
          <text:p/>
        </draw:line>
        <draw:line draw:style-name="gr3" draw:text-style-name="P1" draw:layer="layout" svg:x1="19.669cm" svg:y1="4.81cm" svg:x2="22.59cm" svg:y2="4.81cm">
          <draw:glue-point draw:id="4" svg:x="-1.156cm" svg:y="0cm"/>
          <text:p/>
        </draw:line>
        <draw:line draw:style-name="gr3" draw:text-style-name="P1" draw:layer="layout" svg:x1="19.669cm" svg:y1="5.445cm" svg:x2="22.59cm" svg:y2="5.445cm">
          <draw:glue-point draw:id="4" svg:x="-1.156cm" svg:y="0cm"/>
          <text:p/>
        </draw:line>
        <draw:line draw:style-name="gr3" draw:text-style-name="P1" draw:layer="layout" svg:x1="19.669cm" svg:y1="6.08cm" svg:x2="22.59cm" svg:y2="6.08cm">
          <draw:glue-point draw:id="4" svg:x="-1.156cm" svg:y="0cm"/>
          <text:p/>
        </draw:line>
        <draw:line draw:style-name="gr3" draw:text-style-name="P1" draw:layer="layout" svg:x1="19.669cm" svg:y1="6.715cm" svg:x2="22.59cm" svg:y2="6.715cm">
          <draw:glue-point draw:id="4" svg:x="-1.156cm" svg:y="0cm"/>
          <text:p/>
        </draw:line>
        <draw:line draw:style-name="gr3" draw:text-style-name="P1" draw:layer="layout" svg:x1="24.749cm" svg:y1="4.175cm" svg:x2="27.67cm" svg:y2="4.175cm">
          <draw:glue-point draw:id="4" svg:x="-1.156cm" svg:y="0cm"/>
          <text:p/>
        </draw:line>
        <draw:line draw:style-name="gr3" draw:text-style-name="P1" draw:layer="layout" svg:x1="24.749cm" svg:y1="4.81cm" svg:x2="27.67cm" svg:y2="4.81cm">
          <draw:glue-point draw:id="4" svg:x="-1.156cm" svg:y="0cm"/>
          <text:p/>
        </draw:line>
        <draw:line draw:style-name="gr3" draw:text-style-name="P1" draw:layer="layout" svg:x1="24.749cm" svg:y1="5.445cm" svg:x2="27.67cm" svg:y2="5.445cm">
          <draw:glue-point draw:id="4" svg:x="-1.156cm" svg:y="0cm"/>
          <text:p/>
        </draw:line>
        <draw:line draw:style-name="gr3" draw:text-style-name="P1" draw:layer="layout" svg:x1="24.749cm" svg:y1="6.08cm" svg:x2="27.67cm" svg:y2="6.08cm">
          <draw:glue-point draw:id="4" svg:x="-1.156cm" svg:y="0cm"/>
          <text:p/>
        </draw:line>
        <draw:line draw:style-name="gr3" draw:text-style-name="P1" draw:layer="layout" svg:x1="24.749cm" svg:y1="6.715cm" svg:x2="27.67cm" svg:y2="7.35cm">
          <draw:glue-point draw:id="4" svg:x="-1.156cm" svg:y="0cm"/>
          <text:p/>
        </draw:line>
        <draw:line draw:style-name="gr3" draw:text-style-name="P1" draw:layer="layout" svg:x1="29.829cm" svg:y1="4.175cm" svg:x2="32.75cm" svg:y2="4.175cm">
          <draw:glue-point draw:id="4" svg:x="-1.156cm" svg:y="0cm"/>
          <text:p/>
        </draw:line>
        <draw:line draw:style-name="gr3" draw:text-style-name="P1" draw:layer="layout" svg:x1="29.829cm" svg:y1="4.81cm" svg:x2="32.75cm" svg:y2="4.81cm">
          <draw:glue-point draw:id="4" svg:x="-1.156cm" svg:y="0cm"/>
          <text:p/>
        </draw:line>
        <draw:line draw:style-name="gr3" draw:text-style-name="P1" draw:layer="layout" svg:x1="29.829cm" svg:y1="5.445cm" svg:x2="32.75cm" svg:y2="5.445cm">
          <draw:glue-point draw:id="4" svg:x="-1.156cm" svg:y="0cm"/>
          <text:p/>
        </draw:line>
        <draw:line draw:style-name="gr3" draw:text-style-name="P1" draw:layer="layout" svg:x1="29.829cm" svg:y1="6.08cm" svg:x2="32.75cm" svg:y2="6.08cm">
          <draw:glue-point draw:id="4" svg:x="-1.156cm" svg:y="0cm"/>
          <text:p/>
        </draw:line>
        <draw:line draw:style-name="gr3" draw:text-style-name="P1" draw:layer="layout" svg:x1="29.829cm" svg:y1="6.715cm" svg:x2="32.75cm" svg:y2="6.715cm">
          <draw:glue-point draw:id="4" svg:x="-1.156cm" svg:y="0cm"/>
          <text:p/>
        </draw:line>
        <draw:line draw:style-name="gr3" draw:text-style-name="P1" draw:layer="layout" svg:x1="34.909cm" svg:y1="4.175cm" svg:x2="37.83cm" svg:y2="4.175cm">
          <draw:glue-point draw:id="4" svg:x="-1.156cm" svg:y="0cm"/>
          <text:p/>
        </draw:line>
        <draw:line draw:style-name="gr3" draw:text-style-name="P1" draw:layer="layout" svg:x1="34.909cm" svg:y1="5.445cm" svg:x2="37.83cm" svg:y2="5.445cm">
          <draw:glue-point draw:id="4" svg:x="-1.156cm" svg:y="0cm"/>
          <text:p/>
        </draw:line>
        <draw:line draw:style-name="gr3" draw:text-style-name="P1" draw:layer="layout" svg:x1="34.909cm" svg:y1="6.08cm" svg:x2="37.83cm" svg:y2="6.08cm">
          <draw:glue-point draw:id="4" svg:x="-1.156cm" svg:y="0cm"/>
          <text:p/>
        </draw:line>
        <draw:line draw:style-name="gr3" draw:text-style-name="P1" draw:layer="layout" svg:x1="34.909cm" svg:y1="6.715cm" svg:x2="37.83cm" svg:y2="6.715cm">
          <draw:glue-point draw:id="4" svg:x="-1.156cm" svg:y="0cm"/>
          <text:p/>
        </draw:line>
        <draw:line draw:style-name="gr3" draw:text-style-name="P1" draw:layer="layout" svg:x1="29.829cm" svg:y1="7.35cm" svg:x2="32.75cm" svg:y2="7.35cm">
          <draw:glue-point draw:id="4" svg:x="-1.156cm" svg:y="0cm"/>
          <text:p/>
        </draw:line>
        <draw:frame draw:style-name="gr11" draw:text-style-name="P3" draw:layer="layout" svg:width="1.711cm" svg:height="0.861cm" svg:x="16.113cm" svg:y="8.775cm">
          <draw:text-box>
            <text:p text:style-name="P2"><text:span text:style-name="T1">ID2_stall</text:span></text:p>
          </draw:text-box>
        </draw:frame>
        <draw:frame draw:style-name="gr11" draw:text-style-name="P3" draw:layer="layout" svg:width="1.711cm" svg:height="0.861cm" svg:x="30.464cm" svg:y="8.751cm">
          <draw:text-box>
            <text:p text:style-name="P2"><text:span text:style-name="T1">EX_stall</text:span></text:p>
          </draw:text-box>
        </draw:frame>
        <draw:frame draw:style-name="gr15" draw:text-style-name="P3" draw:layer="layout" svg:width="1.711cm" svg:height="0.889cm" svg:x="35.671cm" svg:y="8.747cm">
          <draw:text-box>
            <text:p text:style-name="P2"><text:span text:style-name="T1">WB_stall</text:span></text:p>
          </draw:text-box>
        </draw:frame>
        <draw:frame draw:style-name="gr11" draw:text-style-name="P3" draw:layer="layout" svg:width="1.711cm" svg:height="0.861cm" svg:x="20.245cm" svg:y="8.766cm">
          <draw:text-box>
            <text:p text:style-name="P2"><text:span text:style-name="T1">AG_stall</text:span></text:p>
          </draw:text-box>
        </draw:frame>
        <draw:frame draw:style-name="gr11" draw:text-style-name="P3" draw:layer="layout" svg:width="2.032cm" svg:height="0.861cm" svg:x="25.13cm" svg:y="8.823cm">
          <draw:text-box>
            <text:p text:style-name="P2"><text:span text:style-name="T1">MEM_stall</text:span></text:p>
          </draw:text-box>
        </draw:frame>
        <draw:line draw:style-name="gr3" draw:text-style-name="P1" draw:layer="layout" svg:x1="14.97cm" svg:y1="9.058cm" svg:x2="13.7cm" svg:y2="9.058cm">
          <draw:glue-point draw:id="4" svg:x="1.149cm" svg:y="0cm"/>
          <text:p/>
        </draw:line>
        <draw:line draw:style-name="gr3" draw:text-style-name="P1" draw:layer="layout" svg:x1="17.51cm" svg:y1="9.05cm" svg:x2="16.24cm" svg:y2="9.05cm">
          <draw:glue-point draw:id="4" svg:x="1.149cm" svg:y="0cm"/>
          <text:p/>
        </draw:line>
        <draw:line draw:style-name="gr3" draw:text-style-name="P1" draw:layer="layout" svg:x1="22.59cm" svg:y1="9.128cm" svg:x2="19.669cm" svg:y2="9.128cm">
          <draw:glue-point draw:id="4" svg:x="1.157cm" svg:y="0cm"/>
          <text:p/>
        </draw:line>
        <draw:line draw:style-name="gr3" draw:text-style-name="P1" draw:layer="layout" svg:x1="27.67cm" svg:y1="9.101cm" svg:x2="24.749cm" svg:y2="9.101cm">
          <draw:glue-point draw:id="4" svg:x="1.15cm" svg:y="0cm"/>
          <text:p/>
        </draw:line>
        <draw:line draw:style-name="gr3" draw:text-style-name="P1" draw:layer="layout" svg:x1="32.75cm" svg:y1="9.128cm" svg:x2="29.829cm" svg:y2="9.128cm">
          <draw:glue-point draw:id="4" svg:x="1.15cm" svg:y="0cm"/>
          <text:p/>
        </draw:line>
        <draw:line draw:style-name="gr3" draw:text-style-name="P1" draw:layer="layout" svg:x1="37.83cm" svg:y1="9.128cm" svg:x2="34.909cm" svg:y2="9.128cm">
          <draw:glue-point draw:id="4" svg:x="0cm" svg:y="0cm"/>
          <text:p/>
        </draw:line>
        <draw:frame draw:style-name="gr11" draw:text-style-name="P3" draw:layer="layout" svg:width="1.711cm" svg:height="0.861cm" svg:x="13.64cm" svg:y="8.775cm">
          <draw:text-box>
            <text:p text:style-name="P2"><text:span text:style-name="T1">ID_st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 Vakulenko</meta:initial-creator>
    <meta:creation-date>2013-04-09T12:55:12</meta:creation-date>
    <dc:date>2013-04-15T12:36:08</dc:date>
    <dc:creator>Serge Vakulenko</dc:creator>
    <meta:editing-duration>PT2H11M23S</meta:editing-duration>
    <meta:editing-cycles>38</meta:editing-cycles>
    <meta:generator>LibreOffice/3.5$Linux_x86 LibreOffice_project/350m1$Build-2</meta:generator>
    <meta:printed-by>Serge Vakulenko</meta:printed-by>
    <meta:print-date>2013-04-15T12:17:30</meta:print-date>
    <meta:document-statistic meta:object-count="106"/>
  </office:meta>
</office:document-meta>
</file>